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top="0.1666in"/>
      <style:text-properties style:font-name="Calibri" fo:color="#2E74B5" fo:font-size="16pt" style:font-size-asian="16pt"/>
    </style:style>
    <style:style style:name="P2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3" style:parent-style-name="Standard" style:family="paragraph">
      <style:paragraph-properties fo:margin-top="0.0277in"/>
      <style:text-properties style:font-name="Calibri" fo:color="#2E74B5" fo:font-size="13pt" style:font-size-asian="13pt"/>
    </style:style>
    <style:style style:name="P4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5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6" style:parent-style-name="Standard" style:family="paragraph">
      <style:paragraph-properties fo:margin-bottom="0.083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fo:color="#242729" fo:font-size="10pt" style:font-size-asian="10pt" fo:background-color="#EFF0F1"/>
    </style:style>
    <style:style style:name="P7" style:parent-style-name="Standard" style:family="paragraph">
      <style:paragraph-properties fo:margin-top="0.0277in"/>
      <style:text-properties style:font-name="Calibri" fo:color="#2E74B5" fo:font-size="13pt" style:font-size-asian="13pt"/>
    </style:style>
    <style:style style:name="P8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9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fo:color="#242729" fo:font-size="10pt" style:font-size-asian="10pt" fo:background-color="#EFF0F1" fo:language="en" fo:country="US"/>
    </style:style>
    <style:style style:name="P10" style:parent-style-name="Standard" style:family="paragraph">
      <style:paragraph-properties fo:margin-bottom="0.083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fo:color="#242729" fo:font-size="10pt" style:font-size-asian="10pt" fo:background-color="#EFF0F1" fo:language="en" fo:country="US"/>
    </style:style>
    <style:style style:name="P11" style:parent-style-name="Standard" style:family="paragraph">
      <style:paragraph-properties fo:margin-top="0.0277in"/>
      <style:text-properties style:font-name="Calibri" fo:color="#2E74B5" fo:font-size="13pt" style:font-size-asian="13pt"/>
    </style:style>
    <style:style style:name="P12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13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fo:color="#242729" fo:font-size="10pt" style:font-size-asian="10pt" fo:background-color="#EFF0F1" fo:language="en" fo:country="US"/>
    </style:style>
    <style:style style:name="P14" style:parent-style-name="Standard" style:family="paragraph">
      <style:paragraph-properties fo:margin-bottom="0.0833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fo:color="#242729" fo:font-size="10pt" style:font-size-asian="10pt" fo:background-color="#EFF0F1" fo:language="en" fo:country="US"/>
    </style:style>
    <style:style style:name="P15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16" style:parent-style-name="Standard" style:family="paragraph">
      <style:paragraph-properties fo:margin-top="0.0277in"/>
      <style:text-properties style:font-name="Calibri" fo:color="#2E74B5" fo:font-size="13pt" style:font-size-asian="13pt"/>
    </style:style>
    <style:style style:name="P17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18" style:parent-style-name="Standard" style:family="paragraph">
      <style:paragraph-properties fo:margin-bottom="0.1111in" fo:line-height="106%"/>
      <style:text-properties style:font-name="Consolas" fo:color="#242729" fo:font-size="10pt" style:font-size-asian="10pt" fo:background-color="#EFF0F1"/>
    </style:style>
    <style:style style:name="P19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20" style:parent-style-name="Standard" style:family="paragraph">
      <style:paragraph-properties fo:margin-bottom="0.1111in" fo:line-height="106%"/>
      <style:text-properties style:font-name="Consolas" fo:color="#242729" fo:font-size="10pt" style:font-size-asian="10pt" fo:background-color="#EFF0F1"/>
    </style:style>
    <style:style style:name="P21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22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23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24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25" style:parent-style-name="Standard" style:family="paragraph">
      <style:paragraph-properties fo:margin-bottom="0.1111in" fo:line-height="106%"/>
      <style:text-properties style:font-name="Calibri" fo:font-size="11pt" style:font-size-asian="11pt" fo:language="en" fo:country="US"/>
    </style:style>
    <style:style style:name="P26" style:parent-style-name="Standard" style:family="paragraph">
      <style:paragraph-properties fo:margin-bottom="0.1111in" fo:line-height="106%"/>
      <style:text-properties style:font-name="Calibri" fo:font-size="11pt" style:font-size-asian="11pt" fo:language="en" fo:country="US"/>
    </style:style>
    <style:style style:name="P27" style:parent-style-name="Standard" style:family="paragraph">
      <style:paragraph-properties fo:margin-bottom="0.1111in" fo:line-height="106%"/>
      <style:text-properties style:font-name="Calibri" fo:font-size="11pt" style:font-size-asian="11pt" fo:language="en" fo:country="US"/>
    </style:style>
    <style:style style:name="P28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29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30" style:parent-style-name="Standard" style:family="paragraph">
      <style:paragraph-properties style:line-height-at-least="0.1944in"/>
      <style:text-properties style:font-name="Courier"/>
    </style:style>
    <style:style style:name="P31" style:parent-style-name="Standard" style:family="paragraph">
      <style:paragraph-properties style:line-height-at-least="0.1944in"/>
      <style:text-properties style:font-name="Courier"/>
    </style:style>
    <style:style style:name="P32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33" style:parent-style-name="Standard" style:family="paragraph">
      <style:paragraph-properties fo:margin-bottom="0.1111in" fo:line-height="106%"/>
      <style:text-properties style:font-name="Calibri" fo:font-size="11pt" style:font-size-asian="11pt"/>
    </style:style>
    <style:style style:name="P34" style:parent-style-name="Standard" style:family="paragraph">
      <style:paragraph-properties style:line-height-at-least="0.1944in"/>
      <style:text-properties style:font-name="Calibri" fo:font-size="11pt" style:font-size-asian="11pt"/>
    </style:style>
    <style:style style:name="P35" style:parent-style-name="Standard" style:family="paragraph">
      <style:paragraph-properties fo:margin-top="0.1666in"/>
      <style:text-properties style:font-name="Calibri" fo:color="#2E74B5" fo:font-size="16pt" style:font-size-asian="16pt"/>
    </style:style>
    <style:style style:name="P36" style:parent-style-name="Standard" style:list-style-name="LFO1" style:family="paragraph">
      <style:paragraph-properties fo:margin-bottom="0.1111in" fo:line-height="106%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Calibri" fo:font-size="11pt" style:font-size-asian="11pt"/>
    </style:style>
    <style:style style:name="P37" style:parent-style-name="Standard" style:list-style-name="LFO1" style:family="paragraph">
      <style:paragraph-properties fo:margin-bottom="0.1111in" fo:line-height="106%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Calibri" fo:font-size="11pt" style:font-size-asian="11pt"/>
    </style:style>
    <style:style style:name="P38" style:parent-style-name="Standard" style:list-style-name="LFO1" style:family="paragraph">
      <style:paragraph-properties fo:margin-bottom="0.1111in" fo:line-height="106%" fo:text-indent="-0.5in">
        <style:tab-stops>
          <style:tab-stop style:type="left" style:position="0.1527in"/>
          <style:tab-stop style:type="left" style:position="0.5in"/>
        </style:tab-stops>
      </style:paragraph-properties>
      <style:text-properties style:font-name="Calibri" fo:font-size="11pt" style:font-size-asian="11pt"/>
    </style:style>
    <style:style style:name="P39" style:parent-style-name="Standard" style:list-style-name="LFO1" style:family="paragraph">
      <style:paragraph-properties fo:margin-bottom="0.1111in" fo:line-height="106%" fo:text-indent="-0.5in">
        <style:tab-stops>
          <style:tab-stop style:type="left" style:position="0.1527in"/>
          <style:tab-stop style:type="left" style:position="0.5in"/>
        </style:tab-stops>
      </style:paragraph-properties>
    </style:style>
    <style:style style:name="T40" style:parent-style-name="DefaultParagraphFont" style:family="text">
      <style:text-properties style:font-name="Calibri" fo:font-size="11pt" style:font-size-asian="11pt"/>
    </style:style>
    <style:style style:name="T41" style:parent-style-name="DefaultParagraphFont" style:family="text">
      <style:text-properties style:font-name="Calibri" fo:font-size="11pt" style:font-size-asian="11pt"/>
    </style:style>
  </office:automatic-styles>
  <office:body>
    <office:text text:use-soft-page-breaks="true">
      <text:p text:style-name="P1">Anleitung für die Installation von R auf Mac OS X</text:p>
      <text:p text:style-name="P2"/>
      <text:p text:style-name="P3">Homebrew</text:p>
      <text:p text:style-name="P4">Für die Installation wird Homebrew verwendet, da es automatisch Abhängigkeiten auflöst.</text:p>
      <text:p text:style-name="P5">Sofern dies noch nicht installiert ist, also nun als erstes in einer Konsole folgendes eingeben:</text:p>
      <text:p text:style-name="P6">ruby -e<text:s/>"$(curl -fsSL https://raw.githubusercontent.com/Homebrew/install/master/install)"</text:p>
      <text:p text:style-name="P7">R und notwendige Tools</text:p>
      <text:p text:style-name="P8">Wenn nun Homebrew erfolgreich installiert wurde, können nun mittels folgender Konsolenbefehle R, sowie die notwendigen Compiler um C++/Fortran Pakete zu installieren, installiert werden.</text:p>
      <text:p text:style-name="P9">brew tap homebrew/science</text:p>
      <text:p text:style-name="P10">brew install R</text:p>
      <text:p text:style-name="P11">R-GUI (Optional)</text:p>
      <text:p text:style-name="P12">Wer die offizielle R-GUI Oberfläche verwenden möchte kann diese auch mittels</text:p>
      <text:p text:style-name="P13">brew install r-gui</text:p>
      <text:p text:style-name="P14">brew linkapps r-gui</text:p>
      <text:p text:style-name="P15">installieren. Hiernach befindet sich R-GUI im<text:s/>App-Menü. Sonst ließe sich R starten indem in der Konsole einfach „R“ eingegeben wird.</text:p>
      <text:p text:style-name="P16">RStudio (Optional)</text:p>
      <text:p text:style-name="P17">Die von der Arbeitsgruppe Datenbionik häufig genutzte GUI RStudio lässt sich ebenso mittels homebrew installieren, indem</text:p>
      <text:p text:style-name="P18">brew install Caskroom/cask/rstudio</text:p>
      <text:p text:style-name="P19">eingegeben wird. Die Verlinkungen zum App-Menü werden entsprechend mittels:</text:p>
      <text:p text:style-name="P20">brew linkapps Caskroom/cask/rstudio</text:p>
      <text:p text:style-name="P21">erzeugt.</text:p>
      <text:p text:style-name="P22">Anmerkung MT:</text:p>
      <text:p text:style-name="P23">Autostart-Anleitung:</text:p>
      <text:p text:style-name="P24">UTF8 Textdokument generieren, mit anaogen Input wie in Windows, zusätzlich müssen nachdem sourcen von Subversion.R die Pfade angepasst werden:</text:p>
      <text:p text:style-name="P25">SVNDirName=paste0(SVNDirName,"/Subversion/PUB/")</text:p>
      <text:p text:style-name="P26">SVNWhereAmI=paste0(SVNWhereAmI,"/Subversion/PUB/dbt/Administration/")</text:p>
      <text:p text:style-name="P27">SVNSourcesFile = <text:s/>paste(SVNWhereAmI,'/DBTsources.R',sep=''); <text:s text:c="5"/></text:p>
      <text:p text:style-name="P28">source(SVNSourcesFile); <text:s text:c="2"/># aktuelle Version der dbt, Studenten lassen diese Zeile aus</text:p>
      <text:p text:style-name="P29">dann abspeichern unter</text:p>
      <text:p text:style-name="P30">/User/login_name</text:p>
      <text:p text:style-name="P31">Mit den Namen</text:p>
      <text:p text:style-name="P32">“.Rprofile”</text:p>
      <text:soft-page-break/>
      <text:p text:style-name="P33">Achtung: Danach nicht mehr veärndertbar, sondern neues Textdokument muss generiert werden.</text:p>
      <text:p text:style-name="P34"/>
      <text:p text:style-name="P35">Dinge die du (Michael) noch testen solltest bevor du das hier den Studenten schickst:</text:p>
      <text:list text:style-name="LFO1" text:continue-numbering="true">
        <text:list-item>
          <text:p text:style-name="P36">Geht das alles so wie es hier<text:s/>steht? Gerade bei der RStudio verlinkung bin ich mir nicht sicher, kann sein, dass das ohne „Caskroom/cask/“ gemacht werden kann.</text:p>
        </text:list-item>
        <text:list-item>
          <text:p text:style-name="P37">Wenn man die Konsole nach der Installation von R schließt und danach in einer neuen R-GUI installiert werden soll, gibt es dann Ärger? Wenn ja, sollte nochmal „brew tap homebrew/science“ ausgeführt werden ODER man schreibt „homebrew/science/r-gui“ anstatt nur r-gui in den beiden (?) Schritten. Je nachdem was du intuitiver erachtest, modifiziere da die Befehle bitte.</text:p>
        </text:list-item>
        <text:list-item>
          <text:p text:style-name="P38">Zur Installation von R ggf einfach „brew install homebrew/science/R“ anstatt dem oben.</text:p>
        </text:list-item>
        <text:list-item>
          <text:p text:style-name="P39"><text:span text:style-name="T40">Wenn die RStudio Installation im selben Terminal nach der Installation von R nicht klappt: R besser mittels der Modifikation in Punkt 3 installieren und auch die R-GUI installation a</text:span><text:span text:style-name="T41">npasse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elix Pape</meta:initial-creator>
    <dc:creator>MT</dc:creator>
    <meta:creation-date>2016-06-11T12:36:00Z</meta:creation-date>
    <dc:date>2016-06-11T12:37:00Z</dc:date>
    <meta:template xlink:href="Normal.dotm" xlink:type="simple"/>
    <meta:editing-cycles>2</meta:editing-cycles>
    <meta:editing-duration>PT0S</meta:editing-duration>
    <meta:document-statistic meta:page-count="2" meta:paragraph-count="5" meta:word-count="363" meta:character-count="2645" meta:row-count="19" meta:non-whitespace-character-count="2287"/>
  </office:meta>
</office:document-meta>
</file>